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1f4"/>
    </style:style>
    <style:style style:name="P2" style:family="paragraph" style:parent-style-name="Standard">
      <style:text-properties officeooo:rsid="001d81f4" officeooo:paragraph-rsid="001d81f4"/>
    </style:style>
    <style:style style:name="P3" style:family="paragraph" style:parent-style-name="Standard">
      <style:text-properties officeooo:rsid="001f5735" officeooo:paragraph-rsid="001f5735"/>
    </style:style>
    <style:style style:name="P4" style:family="paragraph" style:parent-style-name="Standard">
      <style:text-properties officeooo:rsid="0021c4d1" officeooo:paragraph-rsid="0021c4d1"/>
    </style:style>
    <style:style style:name="P5" style:family="paragraph" style:parent-style-name="Standard">
      <style:text-properties officeooo:rsid="0022e116" officeooo:paragraph-rsid="0022e116"/>
    </style:style>
    <style:style style:name="P6" style:family="paragraph" style:parent-style-name="Standard">
      <style:text-properties officeooo:rsid="0025f30b" officeooo:paragraph-rsid="0025f30b"/>
    </style:style>
    <style:style style:name="P7" style:family="paragraph" style:parent-style-name="Standard">
      <style:text-properties officeooo:rsid="00272d45" officeooo:paragraph-rsid="00272d45"/>
    </style:style>
    <style:style style:name="P8" style:family="paragraph" style:parent-style-name="Standard">
      <style:text-properties officeooo:rsid="00272d45" officeooo:paragraph-rsid="002c4e73"/>
    </style:style>
    <style:style style:name="P9" style:family="paragraph" style:parent-style-name="Standard">
      <style:text-properties officeooo:rsid="00272d45" officeooo:paragraph-rsid="002e07be"/>
    </style:style>
    <style:style style:name="P10" style:family="paragraph" style:parent-style-name="Standard">
      <style:text-properties officeooo:rsid="0028d45a" officeooo:paragraph-rsid="0028d45a"/>
    </style:style>
    <style:style style:name="P11" style:family="paragraph" style:parent-style-name="Standard">
      <style:text-properties officeooo:rsid="002a87c7" officeooo:paragraph-rsid="002a87c7"/>
    </style:style>
    <style:style style:name="P12" style:family="paragraph" style:parent-style-name="Standard">
      <style:text-properties officeooo:rsid="002c4e73" officeooo:paragraph-rsid="002c4e73"/>
    </style:style>
    <style:style style:name="P13" style:family="paragraph" style:parent-style-name="Standard">
      <style:text-properties officeooo:rsid="002e07be" officeooo:paragraph-rsid="002e07be"/>
    </style:style>
    <style:style style:name="P14" style:family="paragraph" style:parent-style-name="Standard">
      <style:text-properties officeooo:rsid="0030038d" officeooo:paragraph-rsid="0030038d"/>
    </style:style>
    <style:style style:name="P15" style:family="paragraph" style:parent-style-name="Standard">
      <style:text-properties officeooo:rsid="0030038d" officeooo:paragraph-rsid="0031dc2b"/>
    </style:style>
    <style:style style:name="P16" style:family="paragraph" style:parent-style-name="Standard">
      <style:text-properties officeooo:rsid="0031dc2b" officeooo:paragraph-rsid="0031dc2b"/>
    </style:style>
    <style:style style:name="P17" style:family="paragraph" style:parent-style-name="Standard">
      <style:text-properties officeooo:rsid="00339d2d" officeooo:paragraph-rsid="00339d2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Table_20_Contents">
      <style:text-properties officeooo:rsid="0030038d" officeooo:paragraph-rsid="0031dc2b"/>
    </style:style>
    <style:style style:name="P20" style:family="paragraph" style:parent-style-name="Table_20_Contents">
      <style:text-properties officeooo:rsid="0030038d" officeooo:paragraph-rsid="00346146"/>
    </style:style>
    <style:style style:name="P21" style:family="paragraph" style:parent-style-name="Table_20_Contents">
      <style:text-properties officeooo:rsid="00346146" officeooo:paragraph-rsid="00346146"/>
    </style:style>
    <style:style style:name="P22" style:family="paragraph" style:parent-style-name="Table_20_Contents">
      <style:text-properties officeooo:rsid="0037bf87" officeooo:paragraph-rsid="0037bf87"/>
    </style:style>
    <style:style style:name="P23" style:family="paragraph" style:parent-style-name="Table_20_Contents">
      <style:text-properties officeooo:rsid="003880b0" officeooo:paragraph-rsid="003880b0"/>
    </style:style>
    <style:style style:name="P24" style:family="paragraph" style:parent-style-name="Table_20_Contents">
      <style:text-properties officeooo:rsid="0039f326" officeooo:paragraph-rsid="0039f326"/>
    </style:style>
    <style:style style:name="P25" style:family="paragraph" style:parent-style-name="Table_20_Contents">
      <style:text-properties officeooo:rsid="003b66f2" officeooo:paragraph-rsid="003b66f2"/>
    </style:style>
    <style:style style:name="P26" style:family="paragraph" style:parent-style-name="Table_20_Contents">
      <style:text-properties officeooo:rsid="003c2135" officeooo:paragraph-rsid="003c2135"/>
    </style:style>
    <style:style style:name="P27" style:family="paragraph" style:parent-style-name="Table_20_Contents">
      <style:text-properties officeooo:rsid="003fd18d" officeooo:paragraph-rsid="003fd18d"/>
    </style:style>
    <style:style style:name="P28" style:family="paragraph" style:parent-style-name="Table_20_Contents">
      <style:text-properties officeooo:rsid="0040f883" officeooo:paragraph-rsid="0040f883"/>
    </style:style>
    <style:style style:name="P29" style:family="paragraph" style:parent-style-name="Standard">
      <style:text-properties fo:font-weight="bold" officeooo:rsid="001d81f4" officeooo:paragraph-rsid="001d81f4" style:font-weight-asian="bold" style:font-weight-complex="bold"/>
    </style:style>
    <style:style style:name="P30" style:family="paragraph" style:parent-style-name="Standard">
      <style:text-properties fo:font-weight="bold" officeooo:rsid="0021c4d1" officeooo:paragraph-rsid="0022a4b7" style:font-weight-asian="bold" style:font-weight-complex="bold"/>
    </style:style>
    <style:style style:name="P31" style:family="paragraph" style:parent-style-name="Standard">
      <style:text-properties fo:font-weight="bold" officeooo:rsid="0022e116" officeooo:paragraph-rsid="0022e116" style:font-weight-asian="bold" style:font-weight-complex="bold"/>
    </style:style>
    <style:style style:name="P32" style:family="paragraph" style:parent-style-name="Standard">
      <style:text-properties fo:font-weight="bold" officeooo:rsid="00272d45" officeooo:paragraph-rsid="00272d45" style:font-weight-asian="bold" style:font-weight-complex="bold"/>
    </style:style>
    <style:style style:name="P33" style:family="paragraph" style:parent-style-name="Standard">
      <style:text-properties fo:font-weight="bold" officeooo:rsid="002c4e73" officeooo:paragraph-rsid="002c4e73" style:font-weight-asian="bold" style:font-weight-complex="bold"/>
    </style:style>
    <style:style style:name="P34" style:family="paragraph" style:parent-style-name="Standard">
      <style:text-properties fo:font-weight="bold" officeooo:rsid="0030038d" officeooo:paragraph-rsid="0030038d" style:font-weight-asian="bold" style:font-weight-complex="bold"/>
    </style:style>
    <style:style style:name="P35" style:family="paragraph" style:parent-style-name="Table_20_Contents">
      <style:text-properties fo:font-weight="bold" officeooo:rsid="0030038d" officeooo:paragraph-rsid="0031dc2b" style:font-weight-asian="bold" style:font-weight-complex="bold"/>
    </style:style>
    <style:style style:name="P36" style:family="paragraph" style:parent-style-name="Table_20_Contents">
      <style:text-properties fo:font-weight="normal" officeooo:rsid="0030038d" officeooo:paragraph-rsid="0031dc2b" style:font-weight-asian="normal" style:font-weight-complex="normal"/>
    </style:style>
    <style:style style:name="P37" style:family="paragraph" style:parent-style-name="Table_20_Contents">
      <style:text-properties officeooo:rsid="003c2135" officeooo:paragraph-rsid="003c2135"/>
    </style:style>
    <style:style style:name="T1" style:family="text">
      <style:text-properties officeooo:rsid="001d3316"/>
    </style:style>
    <style:style style:name="T2" style:family="text">
      <style:text-properties officeooo:rsid="002c4e73"/>
    </style:style>
    <style:style style:name="T3" style:family="text">
      <style:text-properties officeooo:rsid="002e07be"/>
    </style:style>
    <style:style style:name="T4" style:family="text">
      <style:text-properties officeooo:rsid="00346146"/>
    </style:style>
    <style:style style:name="T5" style:family="text">
      <style:text-properties officeooo:rsid="003b66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span text:style-name="T1">Assignment 1</text:span></text:p>
      <text:p text:style-name="Standard"/>
      <text:p text:style-name="P18">1.Create a directory "exercise" inside your home directory and create nested(dir1/dir2/dir3) directory structure inside "excerise" with single command.</text:p>
      <text:p text:style-name="P1"><text:tab/></text:p>
      <text:p text:style-name="P3">surbhi@surbhi-TravelMate-P257-M:~$ mkdir exercise </text:p>
      <text:p text:style-name="P3">surbhi@surbhi-TravelMate-P257-M:~$ mkdir -p exercise/dir1/dir2/dir3 </text:p>
      <text:p text:style-name="P2"/>
      <text:p text:style-name="P29">2.Create two empty files inside dir: emptyFile1,emptyFile2 in single command and Remove the dir2 direcroty.</text:p>
      <text:p text:style-name="P2"/>
      <text:p text:style-name="P4">surbhi@surbhi-TravelMate-P257-M:~$ mkdir dirx </text:p>
      <text:p text:style-name="P4">surbhi@surbhi-TravelMate-P257-M:~$ cd dirx </text:p>
      <text:p text:style-name="P4">surbhi@surbhi-TravelMate-P257-M:~/dirx$ touch file1 file2 </text:p>
      <text:p text:style-name="P4">surbhi@surbhi-TravelMate-P257-M:~/dirx$ ls </text:p>
      <text:p text:style-name="P4">file1 <text:s/>file2 </text:p>
      <text:p text:style-name="P4"/>
      <text:p text:style-name="P4"><text:s text:c="2"/>surbhi@surbhi-TravelMate-P257-M:~$ rm -rf exercise/dir1/dir2 </text:p>
      <text:p text:style-name="P4"><text:s text:c="3"/>surbhi@surbhi-TravelMate-P257-M:~$ cd exercise </text:p>
      <text:p text:style-name="P4"><text:s text:c="3"/>surbhi@surbhi-TravelMate-P257-M:~/exercise$ ls </text:p>
      <text:p text:style-name="P4"><text:s text:c="3"/>dir1 </text:p>
      <text:p text:style-name="P6">surbhi@surbhi-TravelMate-P257-M:~/exercise/dir1$ ls </text:p>
      <text:p text:style-name="P4"/>
      <text:p text:style-name="P30">3.Create one file file.txt containing text "hello world" and save it.</text:p>
      <text:p text:style-name="P5">surbhi@surbhi-TravelMate-P257-M:~/exercise$ touch file.txt | echo hello world &gt;file.txt </text:p>
      <text:p text:style-name="P5">surbhi@surbhi-TravelMate-P257-M:~/exercise$ cat file.txt </text:p>
      <text:p text:style-name="P5">hello world </text:p>
      <text:p text:style-name="P5"/>
      <text:p text:style-name="P31">4.Find a "passwd" file using find command inside /etc. copy this files as passwd_copy and then rename this file as passwd_backup.</text:p>
      <text:p text:style-name="P5"><text:s text:c="3"/></text:p>
      <text:p text:style-name="P10">surbhi@surbhi-TravelMate-P257-M:~$ find /etc/passwd </text:p>
      <text:p text:style-name="P10">/etc/passwd </text:p>
      <text:p text:style-name="P10">surbhi@surbhi-TravelMate-P257-M:~$ cp /etc/passwd passwd_copy </text:p>
      <text:p text:style-name="P10">surbhi@surbhi-TravelMate-P257-M:~$ ls </text:p>
      <text:p text:style-name="P10"/>
      <text:p text:style-name="P10">Desktop <text:s/>Documents <text:s text:c="8"/>exercise <text:s/>id_rsa <text:s text:c="5"/>passwd_backup <text:s/>Public <text:s text:c="4"/>x </text:p>
      <text:p text:style-name="P10">dir <text:s text:c="5"/>Downloads <text:s text:c="8"/>Hello <text:s text:c="4"/>id_rsa.pub <text:s/>passwd_copy <text:s text:c="3"/>Templates </text:p>
      <text:p text:style-name="P10">dirx <text:s text:c="4"/>examples.desktop <text:s/>History <text:s text:c="2"/>Music <text:s text:c="6"/>Pictures <text:s text:c="6"/>Videos </text:p>
      <text:p text:style-name="P10"/>
      <text:p text:style-name="P10">surbhi@surbhi-TravelMate-P257-M:~$ mv passwd_copy passwd_backup </text:p>
      <text:p text:style-name="P10">surbhi@surbhi-TravelMate-P257-M:~$ ls </text:p>
      <text:p text:style-name="P10"/>
      <text:p text:style-name="P10">Desktop <text:s/>Documents <text:s text:c="8"/>exercise <text:s/>id_rsa <text:s text:c="5"/>passwd_backup <text:s/>Templates </text:p>
      <text:p text:style-name="P10">dir <text:s text:c="5"/>Downloads <text:s text:c="8"/>Hello <text:s text:c="4"/>id_rsa.pub <text:s/>Pictures <text:s text:c="6"/>Videos </text:p>
      <text:p text:style-name="P10">dirx <text:s text:c="4"/>examples.desktop <text:s/>History <text:s text:c="2"/>Music <text:s text:c="6"/>Public <text:s text:c="8"/>x </text:p>
      <text:p text:style-name="P7"/>
      <text:p text:style-name="P7"/>
      <text:p text:style-name="P7"/>
      <text:p text:style-name="P7"/>
      <text:p text:style-name="P7"/>
      <text:p text:style-name="P32"><text:soft-page-break/>5.Try reading passwd_backup file in multiple tools: less,more,cat,strings etc and find the difference in their usage. </text:p>
      <text:p text:style-name="P7"/>
      <text:p text:style-name="P11">Less- we can scroll both up and down the page.</text:p>
      <text:p text:style-name="P11">More – we cannot scroll up in more command.</text:p>
      <text:p text:style-name="P11">Cat -the output content is fully visible.</text:p>
      <text:p text:style-name="P11">Strings-strings and cat work the same.</text:p>
      <text:p text:style-name="P7"/>
      <text:p text:style-name="P32">6.Find out the number of line in password_backup containing "/bin/false".</text:p>
      <text:p text:style-name="P12"><text:tab/>surbhi@surbhi-TravelMate-P257-M:~$ grep -c "/bin/false" passwd_backup </text:p>
      <text:p text:style-name="P12"><text:tab/>14 </text:p>
      <text:p text:style-name="P12"/>
      <text:p text:style-name="P33">7.Redirect the output of the above commands into file "output".</text:p>
      <text:p text:style-name="P8"><text:s text:c="4"/><text:span text:style-name="T2">surbhi@surbhi-TravelMate-P257-M:~$ grep -c "/bin/false" passwd_backup &gt; output </text:span></text:p>
      <text:p text:style-name="P12"><text:s text:c="4"/>surbhi@surbhi-TravelMate-P257-M:~$ cat output </text:p>
      <text:p text:style-name="P12"><text:s text:c="4"/>14 </text:p>
      <text:p text:style-name="P7"/>
      <text:p text:style-name="P32">8.Create a "test" user,create its password and find out its uid and gid.</text:p>
      <text:p text:style-name="P9"><text:s text:c="3"/><text:span text:style-name="T3">surbhi@surbhi-TravelMate-P257-M:~$ sudo useradd test </text:span></text:p>
      <text:p text:style-name="P13">[sudo] password for surbhi: </text:p>
      <text:p text:style-name="P13"/>
      <text:p text:style-name="P13">surbhi@surbhi-TravelMate-P257-M:~$ sudo passwd test </text:p>
      <text:p text:style-name="P13">Enter new UNIX password: </text:p>
      <text:p text:style-name="P13">Retype new UNIX password: </text:p>
      <text:p text:style-name="P13">passwd: password updated successfully </text:p>
      <text:p text:style-name="P13"/>
      <text:p text:style-name="P14">---UID and GID</text:p>
      <text:p text:style-name="P14">surbhi@surbhi-TravelMate-P257-M:~$ id -u test </text:p>
      <text:p text:style-name="P14">1002 </text:p>
      <text:p text:style-name="P14">surbhi@surbhi-TravelMate-P257-M:~$ echo $UID </text:p>
      <text:p text:style-name="P14">1000 </text:p>
      <text:p text:style-name="P14">surbhi@surbhi-TravelMate-P257-M:~$ grep test /etc/passwd </text:p>
      <text:p text:style-name="P14">test:x:1002:1002::/home/test: </text:p>
      <text:p text:style-name="P14"/>
      <text:p text:style-name="P34">9.Login as test user and edit the "output" file created above. Since the permission wont allow you to save the changes. </text:p>
      <text:p text:style-name="P15"/>
      <text:p text:style-name="P16">surbhi@surbhi-TravelMate-P257-M:~$ whoami </text:p>
      <text:p text:style-name="P16">surbhi </text:p>
      <text:p text:style-name="P16">surbhi@surbhi-TravelMate-P257-M:~$ su test </text:p>
      <text:p text:style-name="P16">Password: </text:p>
      <text:p text:style-name="P16">test@surbhi-TravelMate-P257-M:/home/surbhi$ whoami </text:p>
      <text:p text:style-name="P16">test </text:p>
      <text:p text:style-name="P16"><text:s text:c="2"/></text:p>
      <text:p text:style-name="P17">editing -&gt; vi output </text:p>
      <text:p text:style-name="P17">saving the file was not allowed as read only permission was given.</text:p>
      <text:p text:style-name="P16"/>
      <text:p text:style-name="P34"/>
      <text:p text:style-name="P34"/>
      <text:p text:style-name="P34"/>
      <text:p text:style-name="P34"/>
      <text:p text:style-name="P34"/>
      <text:p text:style-name="P34"><text:soft-page-break/>10. Configure such that test user can edit it.</text:p>
      <text:p text:style-name="P34"><text:s text:c="4"/></text:p>
      <text:p text:style-name="P35">a. Add group owner of the "output" file as the secondary secondary group of testuser and check/change the "output" file permission if it is editable by group. Once done revert the changes.</text:p>
      <text:p text:style-name="P35"/>
      <text:p text:style-name="P23">surbhi@surbhi-TravelMate-P257-M:~$ sudo usermod -a -G surbhi test </text:p>
      <text:p text:style-name="P23">[sudo] password for surbhi: </text:p>
      <text:p text:style-name="P23">surbhi@surbhi-TravelMate-P257-M:~$ su test </text:p>
      <text:p text:style-name="P23">Password: </text:p>
      <text:p text:style-name="P23">test@surbhi-TravelMate-P257-M:/home/surbhi$ groups </text:p>
      <text:p text:style-name="P23">test surbhi </text:p>
      <text:p text:style-name="P23"/>
      <text:p text:style-name="P35">b. Make the file editable to the world so that test user can access it. Revert the changes after verification</text:p>
      <text:p text:style-name="P19"/>
      <text:p text:style-name="P23">surbhi@surbhi-TravelMate-P257-M:~$ chmod +777 output </text:p>
      <text:p text:style-name="P23">surbhi@surbhi-TravelMate-P257-M:~$ ls-l <text:span text:style-name="T5">output</text:span></text:p>
      <text:p text:style-name="P23">-rwxrwxrwx 1 surbhi surbhi <text:s/>885 Jan 20 23:42 output </text:p>
      <text:p text:style-name="P23"/>
      <text:p text:style-name="P24">reverting changes</text:p>
      <text:p text:style-name="P24"/>
      <text:p text:style-name="P24">surbhi@surbhi-TravelMate-P257-M:~$ chmod -111 output </text:p>
      <text:p text:style-name="P24">surbhi@surbhi-TravelMate-P257-M:~$ ls -l <text:span text:style-name="T5">output</text:span></text:p>
      <text:p text:style-name="P24">-rw-rw-rw- 1 surbhi surbhi <text:s/>885 Jan 20 23:42 output </text:p>
      <text:p text:style-name="P23"/>
      <text:p text:style-name="P35">c. Change the ownership to edit the file. </text:p>
      <text:p text:style-name="P25">surbhi@surbhi-TravelMate-P257-M:~$ sudo chown test output </text:p>
      <text:p text:style-name="P25">[sudo] password for surbhi: </text:p>
      <text:p text:style-name="P25">surbhi@surbhi-TravelMate-P257-M:~$ ls -l output </text:p>
      <text:p text:style-name="P25">-rw-rw-rw- 1 test surbhi 885 Jan 20 23:42 output </text:p>
      <text:p text:style-name="P19"/>
      <text:p text:style-name="P35">11.Create alias with your name so that it creates a file as "/tmp/aliastesting".</text:p>
      <text:p text:style-name="P19"/>
      <text:p text:style-name="P21">surbhi@surbhi-TravelMate-P257-M:/$ alias surbhi2="touch /tmp/aliastesting3" </text:p>
      <text:p text:style-name="P21">surbhi@surbhi-TravelMate-P257-M:/$ surbhi2 </text:p>
      <text:p text:style-name="P21">surbhi@surbhi-TravelMate-P257-M:/$ cd tmp </text:p>
      <text:p text:style-name="P21">surbhi@surbhi-TravelMate-P257-M:/tmp$ ls </text:p>
      <text:p text:style-name="P21">aliastesting </text:p>
      <text:p text:style-name="P21">aliastesting1 </text:p>
      <text:p text:style-name="P21">aliastesting3 </text:p>
      <text:p text:style-name="P21"/>
      <text:p text:style-name="P19">12. Edit ~/.bashrc file such that when you change to "test" user it should clear the screen and print "Welcome".</text:p>
      <text:p text:style-name="P19"/>
      <text:p text:style-name="P19"/>
      <text:p text:style-name="P35">13.Install zip package.</text:p>
      <text:p text:style-name="P20"><text:s/><text:span text:style-name="T4">surbhi@surbhi-TravelMate-P257-M:/tmp$ sudo apt-get install zip unzip </text:span></text:p>
      <text:p text:style-name="P20"/>
      <text:p text:style-name="P36"/>
      <text:p text:style-name="P36"/>
      <text:p text:style-name="P36"/>
      <text:p text:style-name="P35"><text:soft-page-break/>14.Compress "output" and "password_backup" files into a tar ball. List the files present inside the tar created.</text:p>
      <text:p text:style-name="P19"/>
      <text:p text:style-name="P26">surbhi@surbhi-TravelMate-P257-M:~$ tar -cvf archive.tar.gz passwd_backup output </text:p>
      <text:p text:style-name="P26">passwd_backup </text:p>
      <text:p text:style-name="P26">output </text:p>
      <text:p text:style-name="P26"/>
      <text:p text:style-name="P26">surbhi@surbhi-TravelMate-P257-M:~$ tar -tvf archive.tar.gz </text:p>
      <text:p text:style-name="P26">-rw-r--r-- surbhi/surbhi <text:s/>1959 2016-01-20 21:10 passwd_backup </text:p>
      <text:p text:style-name="P26">-rw-rw-rw- test/surbhi <text:s text:c="4"/>885 2016-01-20 23:42 output </text:p>
      <text:p text:style-name="P19"/>
      <text:p text:style-name="P35">15. scp this file to test user</text:p>
      <text:p text:style-name="P28">test3@surbhi-TravelMate-P257-M:~$ scp surbhi@localhost:archive.tar.gz . </text:p>
      <text:p text:style-name="P28">surbhi@localhost's password: </text:p>
      <text:p text:style-name="P28">archive.tar.gz <text:s text:c="31"/>100% <text:s text:c="2"/>10KB <text:s/>10.0KB/s <text:s text:c="2"/>00:00 <text:s text:c="3"/></text:p>
      <text:p text:style-name="P28"/>
      <text:p text:style-name="P28">test3@surbhi-TravelMate-P257-M:~$ ls </text:p>
      <text:p text:style-name="P28">archive.tar.gz <text:s/>examples.desktop </text:p>
      <text:p text:style-name="P28"/>
      <text:p text:style-name="P35">16. Unzip this tar bar by logging into the remote server.</text:p>
      <text:p text:style-name="P27">surbhi@surbhi-TravelMate-P257-M:/home/test3 <text:s/>$ssh shalika@10.1.12.221 </text:p>
      <text:p text:style-name="P27">shalika@10.1.12.221's password: </text:p>
      <text:p text:style-name="P27"/>
      <text:p text:style-name="P27">test1@shalika:/home$ ls </text:p>
      <text:p text:style-name="P27">lost+found <text:s/>shalika <text:s/>test1 </text:p>
      <text:p text:style-name="P27">test1@shalika:/home$ cd test1 </text:p>
      <text:p text:style-name="P27">test1@shalika:~$ pwd </text:p>
      <text:p text:style-name="P27">/home/test1 </text:p>
      <text:p text:style-name="P27">test1@shalika:~$ ls </text:p>
      <text:p text:style-name="P27">abc <text:s/>archieve.tar.gz <text:s/>examples.desktop </text:p>
      <text:p text:style-name="P27">test1@shalika:~$ tar -xvf archieve.tar.gz </text:p>
      <text:p text:style-name="P27">passwd_backup </text:p>
      <text:p text:style-name="P27">output </text:p>
      <text:p text:style-name="P27">test1@shalika:~$ exit </text:p>
      <text:p text:style-name="P27">exit </text:p>
      <text:p text:style-name="P19"/>
      <text:p text:style-name="P35">17. Download any image from web and move to desktop</text:p>
      <text:p text:style-name="P22">surbhi@surbhi-TravelMate-P257-M:~$ wget http://www.ubuntu-discourse.org/wp-content/uploads/2015/03/Ubuntu-is-a-operating-system.jpg -P Desktop </text:p>
      <text:p text:style-name="P22">--2016-01-21 09:14:40-- <text:s/>http://www.ubuntu-discourse.org/wp-content/uploads/2015/03/Ubuntu-is-a-operating-system.jpg </text:p>
      <text:p text:style-name="P22">Resolving www.ubuntu-discourse.org (www.ubuntu-discourse.org)... 104.152.168.24 </text:p>
      <text:p text:style-name="P22">Connecting to www.ubuntu-discourse.org (www.ubuntu-discourse.org)|104.152.168.24|:80... connected. </text:p>
      <text:p text:style-name="P22">HTTP request sent, awaiting response... 200 OK </text:p>
      <text:p text:style-name="P22">Length: 26296 (26K) [image/jpeg] </text:p>
      <text:p text:style-name="P22">Saving to: ‘Desktop/Ubuntu-is-a-operating-system.jpg’ </text:p>
      <text:p text:style-name="P22"/>
      <text:p text:style-name="P22">100%[======================================&gt;] 26,296 <text:s text:c="5"/>--.-K/s <text:s text:c="2"/>in 0.02s <text:s text:c="2"/></text:p>
      <text:p text:style-name="P22"/>
      <text:p text:style-name="P22">2016-01-21 09:14:42 (1.52 MB/s) - ‘Desktop/Ubuntu-is-a-operating-system.jpg’ saved [26296/26296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5:01:25.075918620</meta:creation-date>
    <dc:date>2016-01-26T19:05:48.474495289</dc:date>
    <meta:editing-duration>PT5H54M2S</meta:editing-duration>
    <meta:editing-cycles>26</meta:editing-cycles>
    <meta:generator>LibreOffice/4.2.8.2$Linux_X86_64 LibreOffice_project/420m0$Build-2</meta:generator>
    <meta:document-statistic meta:table-count="0" meta:image-count="0" meta:object-count="0" meta:page-count="4" meta:paragraph-count="141" meta:word-count="714" meta:character-count="6900" meta:non-whitespace-character-count="5989"/>
  </office:meta>
</office:document-meta>
</file>